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30B34D0B67C8A7F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3cab34" style:font-size-asian="12pt" style:font-style-asian="normal" style:font-weight-asian="bold" style:font-name-complex="Arial" style:font-size-complex="12pt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407f4e" style:font-size-asian="12pt" style:font-style-asian="normal" style:font-weight-asian="bold" style:font-name-complex="Arial" style:font-size-complex="12pt" style:font-style-complex="normal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normal" officeooo:rsid="00162755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3cab34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3cab34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paragraph-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paragraph-rsid="0030b1a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2be1f9" officeooo:paragraph-rsid="0030b1a2" style:font-size-asian="12pt" style:font-size-complex="12pt"/>
    </style:style>
    <style:style style:name="P15" style:family="paragraph" style:parent-style-name="Standard">
      <style:text-properties style:font-name="Arial" officeooo:paragraph-rsid="003cab34"/>
    </style:style>
    <style:style style:name="P16" style:family="paragraph" style:parent-style-name="Standard">
      <style:paragraph-properties fo:text-align="start" style:justify-single-word="false"/>
      <style:text-properties officeooo:paragraph-rsid="002be1f9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06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be1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2c8b09" officeooo:paragraph-rsid="002be1f9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e1f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3cab34"/>
    </style:style>
    <style:style style:name="P23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style:text-underline-style="none" fo:font-weight="normal" officeooo:rsid="00407f4e" officeooo:paragraph-rsid="00407f4e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0602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e1f9" style:font-size-asian="12pt" style:font-size-complex="12pt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0b1a2" style:font-size-asian="12pt" style:font-size-complex="12pt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be1f9"/>
    </style:style>
    <style:style style:name="P32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3cab3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3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Text_20_body">
      <style:paragraph-properties fo:margin-top="0cm" fo:margin-bottom="0.212cm" loext:contextual-spacing="false" fo:text-align="justify" style:justify-single-word="false" fo:padding="0cm" fo:border="none" style:shadow="none"/>
      <style:text-properties style:use-window-font-color="true" style:font-name="Arial" fo:font-size="12pt" fo:font-style="normal" style:text-underline-style="none" fo:font-weight="normal" officeooo:rsid="004d3dbf" officeooo:paragraph-rsid="00407f4e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Text_20_body">
      <style:paragraph-properties fo:margin-top="0cm" fo:margin-bottom="0.212cm" loext:contextual-spacing="false" fo:padding="0cm" fo:border="none" style:shadow="none"/>
      <style:text-properties fo:font-variant="normal" fo:text-transform="none" style:use-window-font-color="true" style:font-name="Arial" fo:font-size="12pt" fo:letter-spacing="normal" fo:font-style="normal" fo:font-weight="normal" officeooo:rsid="004d3dbf" officeooo:paragraph-rsid="00407f4e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.212cm" loext:contextual-spacing="false" fo:padding="0cm" fo:border="none" style:shadow="none"/>
      <style:text-properties fo:font-size="12pt" fo:font-weight="normal" officeooo:rsid="004d3dbf" officeooo:paragraph-rsid="00407f4e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cm" fo:margin-bottom="0.212cm" loext:contextual-spacing="false" fo:padding="0cm" fo:border="none" style:shadow="none"/>
      <style:text-properties fo:font-size="12pt" fo:font-weight="bold" officeooo:rsid="006224d0" officeooo:paragraph-rsid="00407f4e" style:font-size-asian="12pt" style:font-weight-asian="bold" style:font-size-complex="12pt" style:font-weight-complex="bold"/>
    </style:style>
    <style:style style:name="P3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40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1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2be1f9"/>
    </style:style>
    <style:style style:name="P43" style:family="paragraph" style:parent-style-name="Standard" style:list-style-name="L1">
      <style:paragraph-properties fo:text-align="start" style:justify-single-word="false"/>
      <style:text-properties officeooo:paragraph-rsid="003a3c9c"/>
    </style:style>
    <style:style style:name="P44" style:family="paragraph" style:parent-style-name="Standard" style:list-style-name="L2">
      <style:paragraph-properties fo:text-align="justify" style:justify-single-word="false"/>
      <style:text-properties officeooo:paragraph-rsid="003cab34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style:text-underline-style="none" fo:font-weight="normal" officeooo:rsid="002c8b09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style:text-underline-style="none" fo:font-weight="normal" officeooo:rsid="0030b1a2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8" style:family="paragraph" style:parent-style-name="Standard" style:list-style-name="L5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rsid="002d83e5" officeooo:paragraph-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0" style:family="paragraph" style:parent-style-name="Standard" style:list-style-name="L3">
      <style:paragraph-properties fo:text-align="justify" style:justify-single-word="false" style:snap-to-layout-grid="false"/>
      <style:text-properties fo:color="#0000ff" style:font-name="Arial" fo:font-size="12pt" officeooo:paragraph-rsid="003cab34" style:font-size-asian="12pt" style:font-size-complex="12pt"/>
    </style:style>
    <style:style style:name="P51" style:family="paragraph" style:parent-style-name="Standard" style:list-style-name="L6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52" style:family="paragraph" style:parent-style-name="Standard" style:list-style-name="L7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53" style:family="paragraph" style:parent-style-name="Standard" style:list-style-name="L8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54" style:family="paragraph" style:parent-style-name="Standard" style:list-style-name="L9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55" style:family="paragraph" style:parent-style-name="Standard" style:list-style-name="L10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56" style:family="paragraph" style:parent-style-name="Standard" style:list-style-name="L11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57" style:family="paragraph" style:parent-style-name="Standard" style:list-style-name="L12">
      <style:paragraph-properties fo:text-align="justify" style:justify-single-word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5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9" style:family="paragraph" style:parent-style-name="Standard" style:list-style-name="L12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441997" officeooo:paragraph-rsid="00441997" style:font-size-asian="12pt" style:font-size-complex="12pt"/>
    </style:style>
    <style:style style:name="P60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3f6dc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2be1f9" style:font-size-asian="12pt" style:font-size-complex="12pt"/>
    </style:style>
    <style:style style:name="T8" style:family="text">
      <style:text-properties style:font-name="Arial" fo:font-size="12pt" officeooo:rsid="00387a5e" style:font-size-asian="12pt" style:font-size-complex="12pt"/>
    </style:style>
    <style:style style:name="T9" style:family="text">
      <style:text-properties style:font-name="Arial" fo:font-size="12pt" officeooo:rsid="001be0e5" style:font-size-asian="12pt" style:font-name-complex="Arial" style:font-size-complex="12pt"/>
    </style:style>
    <style:style style:name="T10" style:family="text">
      <style:text-properties style:font-name="Arial" fo:font-size="12pt" officeooo:rsid="002be1f9" style:font-size-asian="12pt" style:font-name-complex="Arial" style:font-size-complex="12pt"/>
    </style:style>
    <style:style style:name="T11" style:family="text">
      <style:text-properties style:font-name="Arial" fo:font-size="12pt" officeooo:rsid="00240602" style:font-name-complex="Arial" style:font-size-complex="12pt"/>
    </style:style>
    <style:style style:name="T12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style:font-name="Arial" fo:font-size="12pt" fo:font-style="normal" style:text-underline-style="none" fo:font-weight="normal" officeooo: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2013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3a3c9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3cab3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rial" fo:font-size="12pt" fo:font-weight="normal" officeooo:rsid="004d3dbf" style:font-size-asian="12pt" style:font-weight-asian="normal" style:font-name-complex="Arial" style:font-size-complex="12pt" style:font-weight-complex="normal"/>
    </style:style>
    <style:style style:name="T21" style:family="text">
      <style:text-properties style:font-name="Arial" style:font-name-complex="Arial"/>
    </style:style>
    <style:style style:name="T22" style:family="text">
      <style:text-properties style:font-name="Arial" officeooo:rsid="002be1f9" style:font-name-complex="Arial"/>
    </style:style>
    <style:style style:name="T23" style:family="text">
      <style:text-properties style:font-name="Arial" officeooo:rsid="001be0e5" style:font-name-complex="Arial"/>
    </style:style>
    <style:style style:name="T24" style:family="text">
      <style:text-properties style:font-name="Arial" officeooo:rsid="0030b1a2" style:font-name-complex="Arial"/>
    </style:style>
    <style:style style:name="T25" style:family="text">
      <style:text-properties style:font-name="Arial" officeooo:rsid="003a3c9c" style:font-name-complex="Arial"/>
    </style:style>
    <style:style style:name="T26" style:family="text">
      <style:text-properties style:font-name="Arial" officeooo:rsid="0042ffce" style:font-name-complex="Arial"/>
    </style:style>
    <style:style style:name="T27" style:family="text">
      <style:text-properties style:font-name="Arial" fo:font-weight="bold" officeooo:rsid="001be0e5" style:font-weight-asian="bold" style:font-name-complex="Arial" style:font-weight-complex="bold"/>
    </style:style>
    <style:style style:name="T28" style:family="text">
      <style:text-properties style:font-name="Arial" officeooo:rsid="002be1f9"/>
    </style:style>
    <style:style style:name="T29" style:family="text">
      <style:text-properties style:font-name="Arial" officeooo:rsid="0030b1a2"/>
    </style:style>
    <style:style style:name="T30" style:family="text">
      <style:text-properties style:font-name="Arial" officeooo:rsid="003a56cd"/>
    </style:style>
    <style:style style:name="T31" style:family="text">
      <style:text-properties officeooo:rsid="002be1f9"/>
    </style:style>
    <style:style style:name="T32" style:family="text">
      <style:text-properties fo:color="#800000" style:font-name="Arial" fo:font-weight="bold" officeooo:rsid="001be0e5" style:font-weight-asian="bold" style:font-name-complex="Arial" style:font-weight-complex="bold"/>
    </style:style>
    <style:style style:name="T33" style:family="text">
      <style:text-properties officeooo:rsid="0030b1a2"/>
    </style:style>
    <style:style style:name="T34" style:family="text">
      <style:text-properties style:font-name="Times New Roman" fo:font-size="10.5pt" fo:font-style="normal" style:text-underline-style="none" fo:font-weight="normal" officeooo:rsid="002be1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35" style:family="text">
      <style:text-properties officeooo:rsid="00387a5e"/>
    </style:style>
    <style:style style:name="T36" style:family="text">
      <style:text-properties fo:color="#008000" style:font-name="Arial" fo:font-size="12pt" fo:font-style="normal" style:text-underline-style="none" fo:font-weight="normal" officeooo: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7" style:family="text">
      <style:text-properties fo:color="#008000" style:font-name="Arial" fo:font-size="12pt" fo:font-style="normal" style:text-underline-style="none" fo:font-weight="bold" officeooo: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T38" style:family="text">
      <style:text-properties fo:color="#008000" style:font-name="Arial" fo:font-size="12pt" fo:font-style="normal" style:text-underline-style="none" fo:font-weight="bold" officeooo: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T39" style:family="text">
      <style:text-properties officeooo:rsid="001575b4"/>
    </style:style>
    <style:style style:name="T40" style:family="text">
      <style:text-properties officeooo:rsid="003a50b9"/>
    </style:style>
    <style:style style:name="T41" style:family="text">
      <style:text-properties fo:font-weight="bold" officeooo:rsid="003a50b9" style:font-weight-asian="bold" style:font-weight-complex="bold"/>
    </style:style>
    <style:style style:name="T42" style:family="text">
      <style:text-properties officeooo:rsid="002c8b09"/>
    </style:style>
    <style:style style:name="T43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4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45" style:family="text">
      <style:text-properties officeooo:rsid="00162755"/>
    </style:style>
    <style:style style:name="T46" style:family="text">
      <style:text-properties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fo:font-size="12pt" fo:font-style="normal" style:text-underline-style="none" fo:font-weight="bold" officeooo: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T48" style:family="text">
      <style:text-properties officeooo:rsid="003f6dc4"/>
    </style:style>
    <style:style style:name="T49" style:family="text">
      <style:text-properties officeooo:rsid="00407f4e"/>
    </style:style>
    <style:style style:name="T50" style:family="text">
      <style:text-properties fo:font-weight="normal" officeooo:rsid="004d3dbf" style:font-weight-asian="normal" style:font-weight-complex="normal"/>
    </style:style>
    <style:style style:name="T51" style:family="text">
      <style:text-properties officeooo:rsid="004d3dbf"/>
    </style:style>
    <style:style style:name="T52" style:family="text">
      <style:text-properties officeooo:rsid="004216e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RDE. IES Haría</text:p>
      <text:p text:style-name="P26">UT<text:span text:style-name="T48">8. Práctica consolidación</text:span></text:p>
      <text:h text:style-name="P60" text:outline-level="1"><text:span text:style-name="T31">Sistemas</text:span> de cableado estructurado</text:h>
      <text:p text:style-name="P9"/>
      <text:p text:style-name="P21">Realiza los siguientes ejercicios</text:p>
      <text:p text:style-name="P12"/>
      <text:p text:style-name="P20">Ejercicio 1. Incumplimientos de la norma</text:p>
      <text:p text:style-name="P17"><text:span text:style-name="Source_20_Text"><text:span text:style-name="T11"/></text:span></text:p>
      <text:p text:style-name="P10"><text:span text:style-name="Source_20_Text"><text:span text:style-name="T22">D</text:span></text:span><text:span text:style-name="Source_20_Text"><text:span text:style-name="T23">eterminar para cada caso los </text:span></text:span><text:span text:style-name="Source_20_Text"><text:span text:style-name="T32">incumplimientos</text:span></text:span><text:span text:style-name="Source_20_Text"><text:span text:style-name="T23">, si los hay, de la normativa de cableado estructurado vigente en nuestro país y proponer los </text:span></text:span><text:span text:style-name="Source_20_Text"><text:span text:style-name="T27">cambios</text:span></text:span><text:span text:style-name="Source_20_Text"><text:span text:style-name="T23"> oportunos.</text:span></text:span></text:p>
      <text:p text:style-name="P10"><text:span text:style-name="Source_20_Text"><text:span text:style-name="T9"/></text:span></text:p>
      <text:p text:style-name="P11"><text:span text:style-name="T31">a)</text:span> "...Todo el cableado horizontal se realizará con cable <text:span text:style-name="T31">UTP de</text:span> categoría <text:span text:style-name="T35">6</text:span>, el cable de alimentación eléctrica de las distintas tomas de corriente <text:s/>será <text:span text:style-name="T35">no-</text:span>pantallado..."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27"/>
          </table:table-cell>
        </table:table-row>
      </table:table>
      <text:p text:style-name="P18"><text:span text:style-name="Source_20_Text"><text:span text:style-name="T14"/></text:span></text:p>
      <text:p text:style-name="P19"><text:span text:style-name="Source_20_Text"><text:span text:style-name="T10">b) </text:span></text:span><text:span text:style-name="Source_20_Text"><text:span text:style-name="T7">...En el subsistema horizontal todos los cables (tanto eléctricos como de red) irán </text:span></text:span><text:span text:style-name="Source_20_Text"><text:span text:style-name="T8">en diferentes bandejas. Las bandejas tendrán una separación entre si de 15 cm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8"/>
          </table:table-cell>
        </table:table-row>
      </table:table>
      <text:p text:style-name="P19"><text:span text:style-name="Source_20_Text"><text:span text:style-name="T7"/></text:span></text:p>
      <text:p text:style-name="P14">c)...En el subsistema horizontal, <text:span text:style-name="T35">habrá una roseta en el cuarto de maquinas. Para evitar interferencias el cable es separado 1 metro del motor eléctrico del ascensor que se encuentra en dicho cuarto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9"/>
          </table:table-cell>
        </table:table-row>
      </table:table>
      <text:p text:style-name="P13"><text:span text:style-name="Source_20_Text"><text:span text:style-name="T34"/></text:span></text:p>
      <text:p text:style-name="P13"/>
      <text:p text:style-name="P13"><text:span text:style-name="T33">d)</text:span>"...Se aprovechará las rosetas existentes de <text:span text:style-name="T31">clase</text:span> <text:span text:style-name="T35">D</text:span> dado que se encuentran en buen estado..."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1"/>
          </table:table-cell>
        </table:table-row>
      </table:table>
      <text:p text:style-name="P10"><text:span text:style-name="Source_20_Text"><text:span text:style-name="T6"/></text:span></text:p>
      <text:p text:style-name="P11"><text:span text:style-name="Source_20_Text"><text:span text:style-name="T29">e</text:span></text:span><text:span text:style-name="Source_20_Text"><text:span text:style-name="T28">) “...</text:span></text:span><text:span text:style-name="Source_20_Text"><text:span text:style-name="T30">En los armarios de comunicaciones se dejará un espacio de 1 metro libre alrededor de las puertas para maniobrar con comodidad.</text:span></text:span><text:span text:style-name="Source_20_Text"><text:span text:style-name="T28">..”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1"/>
          </table:table-cell>
        </table:table-row>
      </table:table>
      <text:p text:style-name="P11"><text:span text:style-name="Source_20_Text"><text:span text:style-name="T13"/></text:span></text:p>
      <text:p text:style-name="P11"><text:span text:style-name="Source_20_Text"><text:span text:style-name="T24">f</text:span></text:span><text:span text:style-name="Source_20_Text"><text:span text:style-name="T22">) “...El cuarto de telecomunicaciones de la planta baja se </text:span></text:span><text:span text:style-name="Source_20_Text"><text:span text:style-name="T25">mantendrá permanentemente entre 15 y 30 grados centígrados, la humedad relativa por debajo del 65% y se realizará un cambio completo de aire cada dos horas...</text:span></text:span><text:span text:style-name="Source_20_Text"><text:span text:style-name="T22">”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31"/>
          </table:table-cell>
        </table:table-row>
      </table:table>
      <text:p text:style-name="P11"><text:span text:style-name="Source_20_Text"><text:span text:style-name="T13"/></text:span></text:p>
      <text:p text:style-name="P11"><text:span text:style-name="Source_20_Text"><text:span text:style-name="T24">g</text:span></text:span><text:span text:style-name="Source_20_Text"><text:span text:style-name="T22">) “...Los distribuidores de planta se interconectarán de la siguiente forma:</text:span></text:span></text:p>
      <text:list xml:id="list3237868015285644135" text:style-name="L1">
        <text:list-item>
          <text:p text:style-name="P42"><text:span text:style-name="Source_20_Text"><text:span text:style-name="T13">El distribuidor de la segunda planta se conectará con el distribuidor del edificio y con el de la tercera planta.</text:span></text:span></text:p>
        </text:list-item>
        <text:list-item>
          <text:p text:style-name="P42"><text:span text:style-name="Source_20_Text"><text:span text:style-name="T13">El distribuidor de la primera planta se conectará con el distribuidor del edificio.</text:span></text:span></text:p>
        </text:list-item>
        <text:list-item>
          <text:p text:style-name="P43"><text:span text:style-name="Source_20_Text"><text:span text:style-name="T15">El distribuidor de la tercera planta se conectará con el del edificio y con el de la primera planta</text:span></text:span></text:p>
        </text:list-item>
      </text:list>
      <text:p text:style-name="P16"><text:span text:style-name="Source_20_Text"><text:span text:style-name="T13">...”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1"/>
          </table:table-cell>
        </table:table-row>
      </table:table>
      <text:p text:style-name="P16"><text:span text:style-name="Source_20_Text"><text:span text:style-name="T13"><text:s/></text:span></text:span></text:p>
      <text:p text:style-name="P22"><text:span text:style-name="T37">Ejercicio 2. </text:span><text:span text:style-name="T38">Dimensionado de un distribuidor</text:span></text:p>
      <text:p text:style-name="P32"/>
      <text:p text:style-name="P33"/>
      <text:p text:style-name="P4">Queremos diseñar un <text:span text:style-name="T39">repartidor de planta</text:span> <text:span text:style-name="T39">(FD)</text:span> con los siguientes requisitos:</text:p>
      <text:p text:style-name="P33"/>
      <text:list xml:id="list2710896859088443415" text:style-name="L2">
        <text:list-item>
          <text:p text:style-name="P44"><text:span text:style-name="T16">E</text:span><text:span text:style-name="T12">stá previsto que aloje una sala con </text:span><text:span text:style-name="T18">300</text:span><text:span text:style-name="T12"> usuarios</text:span></text:p>
        </text:list-item>
        <text:list-item>
          <text:p text:style-name="P44"><text:span text:style-name="T16">Hay </text:span><text:span text:style-name="T17">1</text:span><text:span text:style-name="T16">5</text:span><text:span text:style-name="T12"> despachos individuales.</text:span></text:p>
        </text:list-item>
        <text:list-item>
          <text:p text:style-name="P45">Contiene una <text:span text:style-name="T40">3 </text:span>sala de reuniones</text:p>
        </text:list-item>
        <text:list-item>
          <text:p text:style-name="P46">Los armarios tienen capacidad de 42U</text:p>
        </text:list-item>
      </text:list>
      <text:p text:style-name="P34"/>
      <text:p text:style-name="P5"><text:span text:style-name="T40">Insertar los </text:span><text:span text:style-name="T41">cálculos</text:span><text:span text:style-name="T40"> y el resultado</text:span>:</text:p>
      <text:p text:style-name="P15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9212089292895132689" text:style-name="L3">
              <text:list-item>
                <text:p text:style-name="P47">El número de <text:span text:style-name="T42">conectores</text:span> de red: </text:p>
              </text:list-item>
              <text:list-item>
                <text:p text:style-name="P49">El número de unidades de armario necesarios (U):</text:p>
              </text:list-item>
              <text:list-item>
                <text:p text:style-name="P50"><text:span text:style-name="T43">El número de armarios. </text:span><text:span text:style-name="T44">Necesarios : </text:span></text:p>
              </text:list-item>
            </text:list>
          </table:table-cell>
        </table:table-row>
      </table:table>
      <text:p text:style-name="P7"/>
      <text:p text:style-name="P1">Ejercicio 3. <text:span text:style-name="T42">Cantidad de cables en canalización</text:span></text:p>
      <text:p text:style-name="P5"/>
      <text:list xml:id="list6606276011257215164" text:style-name="L4">
        <text:list-header>
          <text:p text:style-name="P40">¿Cuántos cables <text:span text:style-name="T45">de datos</text:span> deben meterse como máximo en los siguientes tipos de canaleta cumpliendo las recomendaciones incluidas en la normativa? </text:p>
        </text:list-header>
      </text:list>
      <text:p text:style-name="P4"/>
      <text:p text:style-name="P4"><text:span text:style-name="T40">Insertar los </text:span><text:span text:style-name="T41">cálculos</text:span><text:span text:style-name="T40"> y el resultado:</text:span></text:p>
      <text:p text:style-name="P5"/>
      <text:p text:style-name="P15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xml:id="list920243599479176167" text:style-name="L5">
              <text:list-item>
                <text:p text:style-name="P48"><text:span text:style-name="T42">12</text:span>0x<text:span text:style-name="T42">50</text:span>mm : </text:p>
              </text:list-item>
              <text:list-item>
                <text:p text:style-name="P48"><text:span text:style-name="T42">135</text:span>x<text:span text:style-name="T40">55</text:span>mm : </text:p>
              </text:list-item>
            </text:list>
          </table:table-cell>
        </table:table-row>
      </table:table>
      <text:p text:style-name="P5"><text:span text:style-name="Source_20_Text"><text:span text:style-name="T19"/></text:span></text:p>
      <text:p text:style-name="P1">Ejercicio <text:span text:style-name="T40">4</text:span>. <text:span text:style-name="T42">Cantidad de cables en canalización</text:span></text:p>
      <text:p text:style-name="P1"/>
      <text:list xml:id="list83426337815314" text:continue-list="list6606276011257215164" text:style-name="L4">
        <text:list-header>
          <text:p text:style-name="P41"><text:soft-page-break/>Un fabricante provee canaletas en tres medidas: 80x55, 120x55 y 140x70. <text:span text:style-name="T52">¿</text:span>Qué tipo de canaleta elegiremos si en nuestra instalación horizontal irán como máximo 75 cables <text:span text:style-name="T52">y queremos elegir la canaleta más económica posible</text:span>?</text:p>
        </text:list-header>
      </text:list>
      <text:p text:style-name="P6"/>
      <text:p text:style-name="P8"><text:span text:style-name="T46">Insertar los </text:span><text:span text:style-name="T47">cálculos</text:span><text:span text:style-name="T46"> y el resultado: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3"/>
            <text:p text:style-name="P23"/>
          </table:table-cell>
        </table:table-row>
      </table:table>
      <text:p text:style-name="P3"><text:span text:style-name="Source_20_Text"><text:span text:style-name="T36"/></text:span></text:p>
      <text:p text:style-name="P2">Ejercicio <text:span text:style-name="T49">5</text:span>. <text:span text:style-name="T49">Etiquetado</text:span></text:p>
      <text:p text:style-name="P2"/>
      <text:p text:style-name="P25">Un edificio de locales de oficina tiene 2 plantas. </text:p>
      <text:p text:style-name="P25"><text:span text:style-name="Source_20_Text"><text:span text:style-name="T21"/></text:span></text:p>
      <text:p text:style-name="P25"><text:span text:style-name="Source_20_Text"><text:span text:style-name="T21">En la primera planta hay un armario de comunicaciones </text:span></text:span><text:span text:style-name="Source_20_Text"><text:span text:style-name="T26">A</text:span></text:span><text:span text:style-name="Source_20_Text"><text:span text:style-name="T21"> que da servicio a 14 áreas de trabajo </text:span></text:span><text:span text:style-name="Source_20_Text"><text:span text:style-name="T26">de la zona de oficinas OF1.</text:span></text:span></text:p>
      <text:p text:style-name="P25"><text:span text:style-name="Source_20_Text"><text:span text:style-name="T21"/></text:span></text:p>
      <text:p text:style-name="P25"><text:span text:style-name="Source_20_Text"><text:span text:style-name="T21">En la segunda planta hay dos armarios de comunicaciones </text:span></text:span><text:span text:style-name="Source_20_Text"><text:span text:style-name="T26">que dan servicio a la zona de oficinas OF2</text:span></text:span><text:span text:style-name="Source_20_Text"><text:span text:style-name="T21">, </text:span></text:span><text:span text:style-name="Source_20_Text"><text:span text:style-name="T26">el armario A</text:span></text:span><text:span text:style-name="Source_20_Text"><text:span text:style-name="T21"> da servicio a 14 áreas de trabajo y el </text:span></text:span><text:span text:style-name="Source_20_Text"><text:span text:style-name="T26">armario B</text:span></text:span><text:span text:style-name="Source_20_Text"><text:span text:style-name="T21"> a 23 áreas de trabajo. </text:span></text:span></text:p>
      <text:p text:style-name="P25"><text:span text:style-name="Source_20_Text"><text:span text:style-name="T21"/></text:span></text:p>
      <text:p text:style-name="P37">Explica cómo identificarías el primer y el último cable de cada uno de los armarios de telecomunicaciones siguiendo:</text:p>
      <text:p text:style-name="P37"/>
      <text:p text:style-name="P38"><text:span text:style-name="T50">a) Las recomendaciones de la </text:span><text:span text:style-name="T51">norma europea <text:s/>EN-50174-1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0">Planta 1</text:p>
            <text:list xml:id="list4639178255914804565" text:style-name="L6">
              <text:list-item>
                <text:p text:style-name="P51">Armario A</text:p>
              </text:list-item>
            </text:list>
            <text:list xml:id="list8116500244180459109" text:style-name="L7">
              <text:list-item>
                <text:list>
                  <text:list-item>
                    <text:p text:style-name="P52">primer cable:</text:p>
                  </text:list-item>
                  <text:list-item>
                    <text:p text:style-name="P52">último cable:</text:p>
                  </text:list-item>
                </text:list>
              </text:list-item>
            </text:list>
            <text:p text:style-name="P24"/>
            <text:p text:style-name="P30">Planta 2</text:p>
            <text:list xml:id="list83426589646093" text:continue-list="list4639178255914804565" text:style-name="L6">
              <text:list-item>
                <text:p text:style-name="P51">Armario A</text:p>
              </text:list-item>
            </text:list>
            <text:list xml:id="list6290669200000602837" text:style-name="L8">
              <text:list-item>
                <text:list>
                  <text:list-item>
                    <text:p text:style-name="P53">primer cable:</text:p>
                  </text:list-item>
                  <text:list-item>
                    <text:p text:style-name="P53">último cable:</text:p>
                  </text:list-item>
                </text:list>
              </text:list-item>
            </text:list>
            <text:p text:style-name="P24"/>
            <text:p text:style-name="P30">Planta 2</text:p>
            <text:list xml:id="list83428380704181" text:continue-list="list83426589646093" text:style-name="L6">
              <text:list-item>
                <text:p text:style-name="P51">Armario B</text:p>
              </text:list-item>
            </text:list>
            <text:list xml:id="list5895044454528558099" text:style-name="L9">
              <text:list-item>
                <text:list>
                  <text:list-item>
                    <text:p text:style-name="P54">primer cable:</text:p>
                  </text:list-item>
                  <text:list-item>
                    <text:p text:style-name="P54">último cable:</text:p>
                  </text:list-item>
                </text:list>
              </text:list-item>
            </text:list>
          </table:table-cell>
        </table:table-row>
      </table:table>
      <text:p text:style-name="P36"/>
      <text:p text:style-name="P38"><text:span text:style-name="T50">b) La </text:span><text:span text:style-name="T51">norma americana 606-A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0">Planta 1</text:p>
            <text:list xml:id="list83426700316162" text:continue-list="list83428380704181" text:style-name="L6">
              <text:list-item>
                <text:p text:style-name="P51">Armario A</text:p>
              </text:list-item>
            </text:list>
            <text:list xml:id="list3184967395731572636" text:style-name="L10">
              <text:list-item>
                <text:list>
                  <text:list-item>
                    <text:p text:style-name="P55">primer cable:</text:p>
                  </text:list-item>
                  <text:list-item>
                    <text:p text:style-name="P55"><text:soft-page-break/>último cable:</text:p>
                  </text:list-item>
                </text:list>
              </text:list-item>
            </text:list>
            <text:p text:style-name="P24"/>
            <text:p text:style-name="P30">Planta 2</text:p>
            <text:list xml:id="list83426524542047" text:continue-list="list83426700316162" text:style-name="L6">
              <text:list-item>
                <text:p text:style-name="P51">Armario A</text:p>
              </text:list-item>
            </text:list>
            <text:list xml:id="list5318207758214282503" text:style-name="L11">
              <text:list-item>
                <text:list>
                  <text:list-item>
                    <text:p text:style-name="P56">primer cable:</text:p>
                  </text:list-item>
                  <text:list-item>
                    <text:p text:style-name="P56">último cable:</text:p>
                  </text:list-item>
                </text:list>
              </text:list-item>
            </text:list>
            <text:p text:style-name="P24"/>
            <text:p text:style-name="P30">Planta 2</text:p>
            <text:list xml:id="list83427716245572" text:continue-list="list83426524542047" text:style-name="L6">
              <text:list-item>
                <text:p text:style-name="P51">Armario B</text:p>
              </text:list-item>
            </text:list>
            <text:list xml:id="list3503633825878098492" text:style-name="L12">
              <text:list-item>
                <text:list>
                  <text:list-item>
                    <text:p text:style-name="P57">primer cable:</text:p>
                  </text:list-item>
                  <text:list-item>
                    <text:p text:style-name="P59">último cable:</text:p>
                  </text:list-item>
                </text:list>
              </text:list-item>
            </text:list>
          </table:table-cell>
        </table:table-row>
      </table:table>
      <text:p text:style-name="P35"><text:span text:style-name="Source_20_Text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f6dc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8</text:span><text:span text:style-name="MT3">-A</text:span><text:span text:style-name="MT2">C1</text:span><text:span text:style-name="MT1">. </text:span><text:span text:style-name="MT4">P</text:span><text:span text:style-name="MT2">ráctica-consolidación. SCE<text:tab/></text:span><text:span text:style-name="MT5"><text:tab/></text:span><text:span text:style-name="MT5"><draw:frame draw:style-name="Mfr1" draw:name="gráficos1" text:anchor-type="as-char" svg:width="2.335cm" svg:height="0.818cm" draw:z-index="3"><draw:image xlink:href="Pictures/10000201000001930000008D30B34D0B67C8A7F0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7-06-15T09:39:16.948815797</dc:date>
    <meta:print-date>2007-05-15T10:21:03</meta:print-date>
    <meta:editing-cycles>56</meta:editing-cycles>
    <meta:editing-duration>PT8H15M23S</meta:editing-duration>
    <meta:document-statistic meta:table-count="12" meta:image-count="1" meta:object-count="0" meta:page-count="4" meta:paragraph-count="68" meta:word-count="604" meta:character-count="3552" meta:non-whitespace-character-count="3032"/>
    <meta:user-defined meta:name="Info 1"/>
    <meta:user-defined meta:name="Info 2"/>
    <meta:user-defined meta:name="Info 3"/>
    <meta:user-defined meta:name="Info 4"/>
  </office:meta>
</office:document-meta>
</file>